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.176cm" fo:margin-bottom="0.176cm" style:contextual-spacing="false" fo:keep-together="always" fo:text-indent="0cm" style:auto-text-indent="false" fo:keep-with-next="always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0pt" fo:language="en" fo:country="US" style:font-size-asian="10pt"/>
    </style:style>
    <style:style style:name="T1" style:family="text">
      <style:text-properties fo:language="ar" fo:country="SA" style:language-asian="zh" style:country-asian="C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font-size="10pt" fo:language="en" fo:country="US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Strong_20_Emphasis"><text:span text:style-name="T1">13.5. CERTIFICAT</text:span></text:span></text:p>
      <text:p text:style-name="P1" loext:marker-style-name="T2">El certificat és un document expedit per un funcionari públic competent (secretaris, interventors, caps de secció, gerents) o per una persona autoritzada legalment (metges, empresaris) que dóna fe d'un fet, del contingut d'un document o de les circumstàncies que consten en arxius, registres, llibres d'actes, etc.<text:span text:style-name="T2"/></text:p>
      <text:p text:style-name="P1" loext:marker-style-name="T2"><text:span text:style-name="Strong_20_Emphasis"><text:span text:style-name="T1">1. Dades de l’emissor</text:span></text:span>  Jaume Bosch Pons, secretari de l'Ajuntament de Ciutadella</text:p>
      <text:p text:style-name="P1" loext:marker-style-name="T2"><text:span text:style-name="Strong_20_Emphasis"><text:span text:style-name="T1">2. Certificació</text:span></text:span>    CERTIFIC: Que, d'acord amb els antecedents que consten en els arxius<text:line-break/>           d'aquest departament, el senyor Pere Anglada Pons, amb DNI núm.<text:line-break/>           1444777S, ha treballat en aquest ajuntament com a auxiliar administratiu<text:line-break/>           del 2 de febrer al 30 de juny de 2004.</text:p>
      <text:p text:style-name="P1" loext:marker-style-name="T2"><text:span text:style-name="Strong_20_Emphasis"><text:span text:style-name="T1">3. Fórmula de certificació</text:span></text:span> I, perquè consti, sign aquest certificat amb el vistiplau del batle.</text:p>
      <text:p text:style-name="P1" loext:marker-style-name="T2"><text:span text:style-name="Strong_20_Emphasis"><text:span text:style-name="T1">4. Datació</text:span></text:span>     Ciutadella, 5 de juliol de 2004</text:p>
      <text:p text:style-name="P1" loext:marker-style-name="T2"><text:span text:style-name="Strong_20_Emphasis"><text:span text:style-name="T1">5. Signatura</text:span></text:span>    [rúbrica]</text:p>
      <text:p text:style-name="P1" loext:marker-style-name="T2"><text:span text:style-name="Strong_20_Emphasis"><text:span text:style-name="T1">6. Vistiplau (si escau)</text:span></text:span> Vist i plau<text:line-break/>           El batle<text:line-break/>           [rúbrica]<text:line-break/>           Gerard Vinent Sintes</text:p>
      <text:p text:style-name="P2" loext:marker-style-name="T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>
      <style:paragraph-properties fo:margin-top="0.176cm" fo:margin-bottom="0.176cm" style:contextual-spacing="false" fo:text-align="start" style:justify-single-word="false" fo:orphans="2" fo:widows="2"/>
      <style:text-properties style:font-name="Times New Roman" fo:font-family="'Times New Roman'" style:font-family-generic="roman" style:font-pitch="variable" fo:font-size="12pt" fo:language="ar" fo:country="SA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6:24:17.679286298</meta:creation-date>
    <meta:editing-cycles>2</meta:editing-cycles>
    <dc:date>2025-11-17T16:24:37.393245346</dc:date>
    <meta:editing-duration>PT20S</meta:editing-duration>
    <meta:document-statistic meta:table-count="0" meta:image-count="0" meta:object-count="0" meta:page-count="1" meta:paragraph-count="8" meta:word-count="142" meta:character-count="980" meta:non-whitespace-character-count="769"/>
    <meta:generator>LibreOffice/24.2.7.2$Linux_X86_64 LibreOffice_project/420$Build-2</meta:generator>
  </office:meta>
</office:document-meta>
</file>